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96.39mm" svg:height="56.83mm" svg:x="204.17mm" svg:y="59.24mm">
            <loext:p draw:notify-on-update-of-ranges="Лист1.L11:Лист1.N11 Лист1.L12:Лист1.N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9.84mm" svg:height="95.35mm" svg:x="0mm" svg:y="18.33mm">
            <loext:p draw:notify-on-update-of-ranges="Лист1.A2:Лист1.C2 Лист1.A1:Лист1.A1 Лист1.A3:Лист1.C3 Лист1.I1:Лист1.I1 Лист1.I3:Лист1.K3 Лист1.I2:Лист1.K2 Лист1.M1:Лист1.M1 Лист1.M3:Лист1.O3 Лист1.M2:Лист1.O2 Лист1.E1:Лист1.E1 Лист1.E3:Лист1.G3 Лист1.E2:Лист1.G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++ insertsort</text:p>
          </table:table-cell>
          <table:table-cell table:number-columns-repeated="3"/>
          <table:table-cell office:value-type="string" calcext:value-type="string">
            <text:p>python <text:s/>insertsort</text:p>
          </table:table-cell>
          <table:table-cell table:number-columns-repeated="3"/>
          <table:table-cell office:value-type="string" calcext:value-type="string">
            <text:p>c++ bubblesort</text:p>
          </table:table-cell>
          <table:table-cell table:number-columns-repeated="3"/>
          <table:table-cell office:value-type="string" calcext:value-type="string">
            <text:p>Python bubblesort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0.00865" calcext:value-type="float">
            <text:p>0,00865</text:p>
          </table:table-cell>
          <table:table-cell office:value-type="float" office:value="25.512" calcext:value-type="float">
            <text:p>25,512</text:p>
          </table:table-cell>
          <table:table-cell office:value-type="float" office:value="79.756" calcext:value-type="float">
            <text:p>79,756</text:p>
          </table:table-cell>
          <table:table-cell/>
          <table:table-cell office:value-type="float" office:value="0.12761" calcext:value-type="float">
            <text:p>0,12761</text:p>
          </table:table-cell>
          <table:table-cell office:value-type="float" office:value="303.017" calcext:value-type="float">
            <text:p>303,017</text:p>
          </table:table-cell>
          <table:table-cell office:value-type="float" office:value="1183.272" calcext:value-type="float">
            <text:p>1183,272</text:p>
          </table:table-cell>
          <table:table-cell/>
          <table:table-cell office:value-type="float" office:value="0.01637" calcext:value-type="float">
            <text:p>0,01637</text:p>
          </table:table-cell>
          <table:table-cell office:value-type="float" office:value="36.481" calcext:value-type="float">
            <text:p>36,481</text:p>
          </table:table-cell>
          <table:table-cell office:value-type="float" office:value="145.146" calcext:value-type="float">
            <text:p>145,146</text:p>
          </table:table-cell>
          <table:table-cell/>
          <table:table-cell office:value-type="float" office:value="0.68184" calcext:value-type="float">
            <text:p>0,68184</text:p>
          </table:table-cell>
          <table:table-cell office:value-type="float" office:value="1393.364" calcext:value-type="float">
            <text:p>1393,364</text:p>
          </table:table-cell>
          <table:table-cell office:value-type="float" office:value="2818.409" calcext:value-type="float">
            <text:p>2818,409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c++ insertsor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00865" calcext:value-type="float">
            <text:p>0,00865</text:p>
          </table:table-cell>
          <table:table-cell office:value-type="float" office:value="79.756" calcext:value-type="float">
            <text:p>79,756</text:p>
          </table:table-cell>
          <table:table-cell office:value-type="float" office:value="8135.19" calcext:value-type="float">
            <text:p>8135,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8:06:14.778503347</meta:creation-date>
    <dc:date>2018-03-14T09:15:59.287885907</dc:date>
    <meta:editing-duration>PT28M7S</meta:editing-duration>
    <meta:editing-cycles>5</meta:editing-cycles>
    <meta:generator>LibreOffice/5.1.6.2$Linux_X86_64 LibreOffice_project/10m0$Build-2</meta:generator>
    <meta:document-statistic meta:table-count="1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2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.64cm" svg:height="5.684cm" xlink:href=".." xlink:type="simple" chart:class="chart:scatter" chart:style-name="ch1">
        <chart:plot-area chart:style-name="ch2" table:cell-range-address="Лист1.L11:Лист1.N12" svg:x="0.192cm" svg:y="0.113cm" svg:width="9.256cm" svg:height="5.458cm">
          <chartooo:coordinate-region svg:x="1.184cm" svg:y="0.313cm" svg:width="7.614cm" svg:height="4.6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L12:Лист1.N12" chart:class="chart:scatter">
            <chart:domain table:cell-range-address="Лист1.L11:Лист1.N11"/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L11:Лист1.N1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.00865">
                <text:p>0.00865</text:p>
                <draw:g>
                  <svg:desc>Лист1.L12:Лист1.N12</svg:desc>
                </draw:g>
              </table:table-cell>
              <table:table-cell office:value-type="float" office:value="79.756">
                <text:p>79.756</text:p>
              </table:table-cell>
              <table:table-cell office:value-type="float" office:value="8135.19">
                <text:p>8135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2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cc00" draw:fill-color="#00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dd4814" draw:fill-color="#dd481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85cm" svg:height="9.536cm" xlink:href=".." xlink:type="simple" chart:class="chart:scatter" chart:style-name="ch1">
        <chart:legend chart:legend-position="end" svg:x="14.863cm" svg:y="3.722cm" style:legend-expansion="high" chart:style-name="ch2"/>
        <chart:plot-area chart:style-name="ch3" table:cell-range-address="Лист1.A2:Лист1.C3 Лист1.A1:Лист1.A1 Лист1.I1:Лист1.I1 Лист1.I3:Лист1.K3 Лист1.M1:Лист1.M1 Лист1.M3:Лист1.O3 Лист1.E1:Лист1.E1 Лист1.E3:Лист1.G3" chart:data-source-has-labels="column" svg:x="0.379cm" svg:y="0.19cm" svg:width="14.105cm" svg:height="9.156cm">
          <chartooo:coordinate-region svg:x="1.371cm" svg:y="0.39cm" svg:width="12.557cm" svg:height="8.3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3:Лист1.C3" chart:label-cell-address="Лист1.A1:Лист1.A1" chart:class="chart:scatter">
            <chart:domain table:cell-range-address="Лист1.A2:Лист1.C2"/>
            <chart:data-point chart:repeated="3"/>
          </chart:series>
          <chart:series chart:style-name="ch7" chart:values-cell-range-address="Лист1.I3:Лист1.K3" chart:label-cell-address="Лист1.I1:Лист1.I1" chart:class="chart:scatter">
            <chart:domain table:cell-range-address="Лист1.I2:Лист1.K2"/>
            <chart:data-point chart:repeated="3"/>
          </chart:series>
          <chart:series chart:style-name="ch8" chart:values-cell-range-address="Лист1.M3:Лист1.O3" chart:label-cell-address="Лист1.M1:Лист1.M1" chart:class="chart:scatter">
            <chart:domain table:cell-range-address="Лист1.M2:Лист1.O2"/>
            <chart:data-point chart:repeated="3"/>
          </chart:series>
          <chart:series chart:style-name="ch9" chart:values-cell-range-address="Лист1.E3:Лист1.G3" chart:label-cell-address="Лист1.E1:Лист1.E1" chart:class="chart:scatter">
            <chart:domain table:cell-range-address="Лист1.E2:Лист1.G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A2:Лист1.C2</svg:desc>
                </draw:g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c++ insertsort</text:p>
                <draw:g>
                  <svg:desc>Лист1.A1:Лист1.A1</svg:desc>
                </draw:g>
              </table:table-cell>
              <table:table-cell office:value-type="float" office:value="0.00865">
                <text:p>0.00865</text:p>
                <draw:g>
                  <svg:desc>Лист1.A3:Лист1.C3</svg:desc>
                </draw:g>
              </table:table-cell>
              <table:table-cell office:value-type="float" office:value="25.512">
                <text:p>25.512</text:p>
              </table:table-cell>
              <table:table-cell office:value-type="float" office:value="79.756">
                <text:p>79.756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I2:Лист1.K2</svg:desc>
                </draw:g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c++ bubblesort</text:p>
                <draw:g>
                  <svg:desc>Лист1.I1:Лист1.I1</svg:desc>
                </draw:g>
              </table:table-cell>
              <table:table-cell office:value-type="float" office:value="0.01637">
                <text:p>0.01637</text:p>
                <draw:g>
                  <svg:desc>Лист1.I3:Лист1.K3</svg:desc>
                </draw:g>
              </table:table-cell>
              <table:table-cell office:value-type="float" office:value="36.481">
                <text:p>36.481</text:p>
              </table:table-cell>
              <table:table-cell office:value-type="float" office:value="145.146">
                <text:p>145.146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M2:Лист1.O2</svg:desc>
                </draw:g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Python bubblesort</text:p>
                <draw:g>
                  <svg:desc>Лист1.M1:Лист1.M1</svg:desc>
                </draw:g>
              </table:table-cell>
              <table:table-cell office:value-type="float" office:value="0.68184">
                <text:p>0.68184</text:p>
                <draw:g>
                  <svg:desc>Лист1.M3:Лист1.O3</svg:desc>
                </draw:g>
              </table:table-cell>
              <table:table-cell office:value-type="float" office:value="1393.364">
                <text:p>1393.364</text:p>
              </table:table-cell>
              <table:table-cell office:value-type="float" office:value="2818.409">
                <text:p>2818.409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E2:Лист1.G2</svg:desc>
                </draw:g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python  insertsort</text:p>
                <draw:g>
                  <svg:desc>Лист1.E1:Лист1.E1</svg:desc>
                </draw:g>
              </table:table-cell>
              <table:table-cell office:value-type="float" office:value="0.12761">
                <text:p>0.12761</text:p>
                <draw:g>
                  <svg:desc>Лист1.E3:Лист1.G3</svg:desc>
                </draw:g>
              </table:table-cell>
              <table:table-cell office:value-type="float" office:value="303.017">
                <text:p>303.017</text:p>
              </table:table-cell>
              <table:table-cell office:value-type="float" office:value="1183.272">
                <text:p>1183.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